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d310" officeooo:paragraph-rsid="001dd310" style:font-weight-asian="bold" style:font-weight-complex="bold"/>
    </style:style>
    <style:style style:name="P2" style:family="paragraph" style:parent-style-name="Standard">
      <style:text-properties officeooo:rsid="0024eb00" officeooo:paragraph-rsid="0024eb00"/>
    </style:style>
    <style:style style:name="P3" style:family="paragraph" style:parent-style-name="Standard">
      <style:text-properties officeooo:rsid="0025b27d" officeooo:paragraph-rsid="0025b27d"/>
    </style:style>
    <style:style style:name="T1" style:family="text">
      <style:text-properties officeooo:rsid="0023a82d"/>
    </style:style>
    <style:style style:name="T2" style:family="text">
      <style:text-properties officeooo:rsid="0023dc90"/>
    </style:style>
    <style:style style:name="T3" style:family="text">
      <style:text-properties officeooo:rsid="0025b27d"/>
    </style:style>
    <style:style style:name="T4" style:family="text">
      <style:text-properties officeooo:rsid="00273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SESSION <text:span text:style-name="T2">3</text:span>: <text:span text:style-name="T1">Control of CoM</text:span></text:p>
      <text:p text:style-name="P1"/>
      <text:p text:style-name="P2">1)Set reference for Z direction with frequency f1 = <text:span text:style-name="T4">1 </text:span>Hz</text:p>
      <text:p text:style-name="P2">Set reference for pitch direction with frequency f2 = <text:span text:style-name="T4">1.5</text:span> Hz</text:p>
      <text:p text:style-name="P2"/>
      <text:p text:style-name="P2">2) design <text:span text:style-name="T3">a </text:span>controller for com and trunk orientation with quasi-static approach, and a virtual model without feed forward</text:p>
      <text:p text:style-name="P2"/>
      <text:p text:style-name="P2">3) design controller for com and trunk orientation with quasi-static approach, and a virtual model without feed forward, is the tracking improved?</text:p>
      <text:p text:style-name="P2"/>
      <text:p text:style-name="P3">4) Design an horizontal trajectory for the com (e.g. Y direction) from the default configuration q0.</text:p>
      <text:p text:style-name="P3">What happens when the CoM goes out of the polygo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34:31.747104863</meta:creation-date>
    <dc:date>2019-12-12T23:50:24.874873472</dc:date>
    <meta:editing-duration>PT39M2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95" meta:character-count="562" meta:non-whitespace-character-count="474"/>
  </office:meta>
</office:document-meta>
</file>